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fo:color="#ff0000" style:font-name="Arial" fo:font-size="16pt" style:font-size-asian="14pt" style:font-size-complex="16pt"/>
    </style:style>
    <style:style style:name="P3" style:family="paragraph" style:parent-style-name="Standard">
      <style:text-properties style:use-window-font-color="true" style:font-name="Arial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style:font-name="Arial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7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font-name-asian="Helvetica" style:font-size-asian="8.75pt" style:font-style-asian="normal" style:font-name-complex="Helvetica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font-name-asian="Helvetica" style:font-size-asian="10pt" style:font-style-asian="normal" style:font-name-complex="Helvetica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style:font-name-asian="Helvetica" style:font-size-asian="10pt" style:font-style-asian="normal" style:font-name-complex="Helvetica" style:font-size-complex="10pt" style:font-style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tyle="italic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4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15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17" style:family="paragraph" style:parent-style-name="Preformatted_20_Text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use-window-font-color="true" style:font-name-asian="Helvetica" style:font-name-complex="Helveti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5 Final thoughts</text:p>
      <text:p text:style-name="P1"/>
      <text:p text:style-name="P2">Everybody writes one sentence of what his/her thoughts on this project are.</text:p>
      <text:p text:style-name="P1"/>
      <text:p text:style-name="P1"/>
      <text:p text:style-name="P15">“It has been a great experience to work other students from all over europe to improve my technical and social skills.”</text:p>
      <text:p text:style-name="P17">Arne Reimer – Fachhochschule Kiel – University of Applied Sciences, Germany</text:p>
      <text:p text:style-name="P15"/>
      <text:p text:style-name="P16"/>
      <text:p text:style-name="P15">“Being a part of this international team I really learned a lot and I think it will be a big advantage for my future career.”</text:p>
      <text:p text:style-name="P17">Arne Lipfert – Fachhochschule Kiel – University of Applied Sciences, Germany</text:p>
      <text:p text:style-name="P15"/>
      <text:p text:style-name="P10"/>
      <text:p text:style-name="P3">“It was an unique experience, for which I am grateful to be a part of, with some great benefits for my future career.”</text:p>
      <text:p text:style-name="P7">Pedro Ferreira – Instituto Politécnico do Porto, Portugal</text:p>
      <text:p text:style-name="P10"/>
      <text:p text:style-name="P10"/>
      <text:p text:style-name="P11">“An extraordinary trip where we faced a great deal of tough decisions, but we emerged more grown up, more cooperative and we take home the fond memories of this amazing experience.”</text:p>
      <text:p text:style-name="P12">Daniel Lopes – Instituto Politécnico do Porto, Portugal</text:p>
      <text:p text:style-name="P5"/>
      <text:p text:style-name="P5"/>
      <text:p text:style-name="P4">“Legen...Wait for it...Milk!”</text:p>
      <text:p text:style-name="P12">Stéphane Polet – Katholieke Hogeschool Sint-Lieven, Belgium</text:p>
      <text:p text:style-name="P5"/>
      <text:p text:style-name="P5"/>
      <text:p text:style-name="P13"><text:span text:style-name="T1">“I am happy that i was </text:span><text:span text:style-name="T1">part of this wonderful project, I met great professionals and smiling faces, improved my programming skills.”</text:span></text:p>
      <text:p text:style-name="P8">Ina Ivanova – University of Veliko Tarnovo, Bulgaria</text:p>
      <text:p text:style-name="P8"/>
      <text:p text:style-name="P8"/>
      <text:p text:style-name="P5">“<text:span text:style-name="T2">I</text:span><text:span text:style-name="T2">t was a great experience to meet and work with people from other countries, I improved my communication skills and my team spirit</text:span>.”</text:p>
      <text:p text:style-name="P6"><text:span text:style-name="T4">Aggeliki Katsiampouri – Technical Univercity of Crete, Greece</text:span></text:p>
      <text:p text:style-name="P9"/>
      <text:p text:style-name="P9"/>
      <text:p text:style-name="P4">“Great experience, I was lucky for join this project I hope to have a similar experience in the future.”</text:p>
      <text:p text:style-name="P6"><text:span text:style-name="T4">Moundrakis Stefanos – Technical Univercity of Crete, Gree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2:23:08</dc:date>
    <meta:generator>LibreOffice/3.3$Unix LibreOffice_project/330m19$Build-202</meta:generator>
    <meta:editing-duration>PT24M59S</meta:editing-duration>
    <meta:editing-cycles>10</meta:editing-cycles>
    <meta:document-statistic meta:table-count="0" meta:image-count="0" meta:object-count="0" meta:page-count="1" meta:paragraph-count="18" meta:word-count="259" meta:character-count="1529"/>
  </office:meta>
</office:document-meta>
</file>